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1307in"/>
    </style:style>
    <style:style style:name="co2" style:family="table-column">
      <style:table-column-properties fo:break-before="auto" style:column-width="0.619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992in"/>
    </style:style>
    <style:style style:name="co5" style:family="table-column">
      <style:table-column-properties fo:break-before="auto" style:column-width="1.0756in"/>
    </style:style>
    <style:style style:name="co6" style:family="table-column">
      <style:table-column-properties fo:break-before="auto" style:column-width="1.2016in"/>
    </style:style>
    <style:style style:name="co7" style:family="table-column">
      <style:table-column-properties fo:break-before="auto" style:column-width="0.9138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#MySQL-5.6.10</text:p>
          </table:table-cell>
          <table:table-cell/>
        </table:table-row>
        <table:table-row table:style-name="ro1">
          <table:table-cell office:value-type="string">
            <text:p>#thd</text:p>
          </table:table-cell>
          <table:table-cell office:value-type="string">
            <text:p>trx/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9.25">
            <text:p>609.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1.6">
            <text:p>1341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9.3">
            <text:p>2469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96.4">
            <text:p>4696.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52.6">
            <text:p>8552.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179">
            <text:p>1417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4715">
            <text:p>1471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822">
            <text:p>1282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1089">
            <text:p>1108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835.4">
            <text:p>8835.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473">
            <text:p>547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#MySQL-5.6.10 (tcmalloc)</text:p>
          </table:table-cell>
          <table:table-cell/>
        </table:table-row>
        <table:table-row table:style-name="ro1">
          <table:table-cell office:value-type="string">
            <text:p>#thd</text:p>
          </table:table-cell>
          <table:table-cell office:value-type="string">
            <text:p>trx/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4.9">
            <text:p>624.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4.9">
            <text:p>1354.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9.7">
            <text:p>2599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14.2">
            <text:p>5014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08.1">
            <text:p>9208.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717">
            <text:p>1571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9395">
            <text:p>1939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2665">
            <text:p>1266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0336">
            <text:p>1033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747.3">
            <text:p>6747.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#MariaDB-10.0.1</text:p>
          </table:table-cell>
          <table:table-cell/>
        </table:table-row>
        <table:table-row table:style-name="ro1">
          <table:table-cell office:value-type="string">
            <text:p>#thd</text:p>
          </table:table-cell>
          <table:table-cell office:value-type="string">
            <text:p>trx/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7.13">
            <text:p>677.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8.4">
            <text:p>1378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9.7">
            <text:p>2539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92.5">
            <text:p>4792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780.9">
            <text:p>7780.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401.1">
            <text:p>9401.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772.1">
            <text:p>8772.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237.6">
            <text:p>9237.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124.1">
            <text:p>9124.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751.6">
            <text:p>7751.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34.2">
            <text:p>1834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#MariaDB-10.0.1 (tcmalloc)</text:p>
          </table:table-cell>
          <table:table-cell/>
        </table:table-row>
        <table:table-row table:style-name="ro1">
          <table:table-cell office:value-type="string">
            <text:p>#thd</text:p>
          </table:table-cell>
          <table:table-cell office:value-type="string">
            <text:p>trx/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4.39">
            <text:p>694.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4.2">
            <text:p>1414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0.5">
            <text:p>268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25.6">
            <text:p>5025.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45.6">
            <text:p>7945.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594.6">
            <text:p>9594.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950.3">
            <text:p>8950.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308.8">
            <text:p>9308.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038.9">
            <text:p>9038.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216.3">
            <text:p>8216.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030.6">
            <text:p>7030.6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#MySQL-5.5.30</text:p>
          </table:table-cell>
          <table:table-cell/>
        </table:table-row>
        <table:table-row table:style-name="ro1">
          <table:table-cell office:value-type="string">
            <text:p>#thd</text:p>
          </table:table-cell>
          <table:table-cell office:value-type="string">
            <text:p>trx/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5.87">
            <text:p>665.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5.2">
            <text:p>1415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1.5">
            <text:p>260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23.4">
            <text:p>4823.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656.7">
            <text:p>7656.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445.4">
            <text:p>9445.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567.1">
            <text:p>9567.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792.2">
            <text:p>9792.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842.5">
            <text:p>8842.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409.9">
            <text:p>7409.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920.3">
            <text:p>2920.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#MySQL-5.5.30 (tcmalloc)</text:p>
          </table:table-cell>
          <table:table-cell/>
        </table:table-row>
        <table:table-row table:style-name="ro1">
          <table:table-cell office:value-type="string">
            <text:p>#thd</text:p>
          </table:table-cell>
          <table:table-cell office:value-type="string">
            <text:p>trx/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7.59">
            <text:p>687.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8.3">
            <text:p>1468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6.4">
            <text:p>2696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99.4">
            <text:p>4999.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39.1">
            <text:p>8039.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739.8">
            <text:p>9739.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04">
            <text:p>1020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257">
            <text:p>1025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290.5">
            <text:p>9290.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690.5">
            <text:p>7690.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216.4">
            <text:p>5216.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#MariaDB-5.5.30</text:p>
          </table:table-cell>
          <table:table-cell/>
        </table:table-row>
        <table:table-row table:style-name="ro1">
          <table:table-cell office:value-type="string">
            <text:p>#thd</text:p>
          </table:table-cell>
          <table:table-cell office:value-type="string">
            <text:p>trx/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0.82">
            <text:p>690.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5.6">
            <text:p>1415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6.7">
            <text:p>2686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92">
            <text:p>499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717.8">
            <text:p>7717.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642">
            <text:p>964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276.2">
            <text:p>9276.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708.7">
            <text:p>9708.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477">
            <text:p>947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106.9">
            <text:p>8106.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128">
            <text:p>312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#MariaDB-5.5.30 (tcmalloc)</text:p>
          </table:table-cell>
          <table:table-cell/>
        </table:table-row>
        <table:table-row table:style-name="ro1">
          <table:table-cell office:value-type="string">
            <text:p>#thd</text:p>
          </table:table-cell>
          <table:table-cell office:value-type="string">
            <text:p>trx/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2.57">
            <text:p>712.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7.9">
            <text:p>1477.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91.7">
            <text:p>2891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54.7">
            <text:p>5154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91.3">
            <text:p>8091.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928.3">
            <text:p>9928.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685">
            <text:p>968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164">
            <text:p>1016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723.6">
            <text:p>9723.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681.8">
            <text:p>8681.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645.7">
            <text:p>5645.7</text:p>
          </table:table-cell>
        </table:table-row>
      </table:table>
      <table:table table:name="Sheet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/>
          <table:table-cell table:style-name="ce1" office:value-type="string" table:number-columns-spanned="4" table:number-rows-spanned="1">
            <text:p>glibc malloc</text:p>
          </table:table-cell>
          <table:covered-table-cell table:number-columns-repeated="3"/>
          <table:table-cell table:style-name="ce1" office:value-type="string" table:number-columns-spanned="4" table:number-rows-spanned="1">
            <text:p>tcmalloc</text:p>
          </table:table-cell>
          <table:covered-table-cell table:number-columns-repeated="3"/>
          <table:table-cell table:number-columns-repeated="247"/>
        </table:table-row>
        <table:table-row table:style-name="ro1">
          <table:table-cell office:value-type="string">
            <text:p>Threads</text:p>
          </table:table-cell>
          <table:table-cell office:value-type="string">
            <text:p>MySQL-5.6.10</text:p>
          </table:table-cell>
          <table:table-cell office:value-type="string">
            <text:p>MariaDB-10.0.1</text:p>
          </table:table-cell>
          <table:table-cell office:value-type="string">
            <text:p>MySQL-5.5.30</text:p>
          </table:table-cell>
          <table:table-cell office:value-type="string">
            <text:p>MariaDB-5.5.30</text:p>
          </table:table-cell>
          <table:table-cell office:value-type="string">
            <text:p>MySQL-5.6.10</text:p>
          </table:table-cell>
          <table:table-cell office:value-type="string">
            <text:p>MariaDB-10.0.1</text:p>
          </table:table-cell>
          <table:table-cell office:value-type="string">
            <text:p>MySQL-5.5.30</text:p>
          </table:table-cell>
          <table:table-cell office:value-type="string">
            <text:p>MariaDB-5.5.30</text:p>
          </table:table-cell>
          <table:table-cell table:number-columns-repeated="24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9.25">
            <text:p>609.25</text:p>
          </table:table-cell>
          <table:table-cell office:value-type="float" office:value="677.13">
            <text:p>677.13</text:p>
          </table:table-cell>
          <table:table-cell office:value-type="float" office:value="665.87">
            <text:p>665.87</text:p>
          </table:table-cell>
          <table:table-cell office:value-type="float" office:value="690.82">
            <text:p>690.82</text:p>
          </table:table-cell>
          <table:table-cell office:value-type="float" office:value="624.9">
            <text:p>624.9</text:p>
          </table:table-cell>
          <table:table-cell office:value-type="float" office:value="694.39">
            <text:p>694.39</text:p>
          </table:table-cell>
          <table:table-cell office:value-type="float" office:value="687.59">
            <text:p>687.59</text:p>
          </table:table-cell>
          <table:table-cell office:value-type="float" office:value="712.57">
            <text:p>712.57</text:p>
          </table:table-cell>
          <table:table-cell table:number-columns-repeated="24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1.6">
            <text:p>1341.6</text:p>
          </table:table-cell>
          <table:table-cell office:value-type="float" office:value="1378.4">
            <text:p>1378.4</text:p>
          </table:table-cell>
          <table:table-cell office:value-type="float" office:value="1415.2">
            <text:p>1415.2</text:p>
          </table:table-cell>
          <table:table-cell office:value-type="float" office:value="1415.6">
            <text:p>1415.6</text:p>
          </table:table-cell>
          <table:table-cell office:value-type="float" office:value="1354.9">
            <text:p>1354.9</text:p>
          </table:table-cell>
          <table:table-cell office:value-type="float" office:value="1414.2">
            <text:p>1414.2</text:p>
          </table:table-cell>
          <table:table-cell office:value-type="float" office:value="1468.3">
            <text:p>1468.3</text:p>
          </table:table-cell>
          <table:table-cell office:value-type="float" office:value="1477.9">
            <text:p>1477.9</text:p>
          </table:table-cell>
          <table:table-cell table:number-columns-repeated="24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9.3">
            <text:p>2469.3</text:p>
          </table:table-cell>
          <table:table-cell office:value-type="float" office:value="2539.7">
            <text:p>2539.7</text:p>
          </table:table-cell>
          <table:table-cell office:value-type="float" office:value="2601.5">
            <text:p>2601.5</text:p>
          </table:table-cell>
          <table:table-cell office:value-type="float" office:value="2686.7">
            <text:p>2686.7</text:p>
          </table:table-cell>
          <table:table-cell office:value-type="float" office:value="2599.7">
            <text:p>2599.7</text:p>
          </table:table-cell>
          <table:table-cell office:value-type="float" office:value="2680.5">
            <text:p>2680.5</text:p>
          </table:table-cell>
          <table:table-cell office:value-type="float" office:value="2696.4">
            <text:p>2696.4</text:p>
          </table:table-cell>
          <table:table-cell office:value-type="float" office:value="2891.7">
            <text:p>2891.7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96.4">
            <text:p>4696.4</text:p>
          </table:table-cell>
          <table:table-cell office:value-type="float" office:value="4792.5">
            <text:p>4792.5</text:p>
          </table:table-cell>
          <table:table-cell office:value-type="float" office:value="4823.4">
            <text:p>4823.4</text:p>
          </table:table-cell>
          <table:table-cell office:value-type="float" office:value="4992">
            <text:p>4992</text:p>
          </table:table-cell>
          <table:table-cell office:value-type="float" office:value="5014.2">
            <text:p>5014.2</text:p>
          </table:table-cell>
          <table:table-cell office:value-type="float" office:value="5025.6">
            <text:p>5025.6</text:p>
          </table:table-cell>
          <table:table-cell office:value-type="float" office:value="4999.4">
            <text:p>4999.4</text:p>
          </table:table-cell>
          <table:table-cell office:value-type="float" office:value="5154.7">
            <text:p>5154.7</text:p>
          </table:table-cell>
          <table:table-cell table:number-columns-repeated="24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52.6">
            <text:p>8552.6</text:p>
          </table:table-cell>
          <table:table-cell office:value-type="float" office:value="7780.9">
            <text:p>7780.9</text:p>
          </table:table-cell>
          <table:table-cell office:value-type="float" office:value="7656.7">
            <text:p>7656.7</text:p>
          </table:table-cell>
          <table:table-cell office:value-type="float" office:value="7717.8">
            <text:p>7717.8</text:p>
          </table:table-cell>
          <table:table-cell office:value-type="float" office:value="9208.1">
            <text:p>9208.1</text:p>
          </table:table-cell>
          <table:table-cell office:value-type="float" office:value="7945.6">
            <text:p>7945.6</text:p>
          </table:table-cell>
          <table:table-cell office:value-type="float" office:value="8039.1">
            <text:p>8039.1</text:p>
          </table:table-cell>
          <table:table-cell office:value-type="float" office:value="8091.3">
            <text:p>8091.3</text:p>
          </table:table-cell>
          <table:table-cell table:number-columns-repeated="24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179">
            <text:p>14179</text:p>
          </table:table-cell>
          <table:table-cell office:value-type="float" office:value="9401.1">
            <text:p>9401.1</text:p>
          </table:table-cell>
          <table:table-cell office:value-type="float" office:value="9445.4">
            <text:p>9445.4</text:p>
          </table:table-cell>
          <table:table-cell office:value-type="float" office:value="9642">
            <text:p>9642</text:p>
          </table:table-cell>
          <table:table-cell office:value-type="float" office:value="15717">
            <text:p>15717</text:p>
          </table:table-cell>
          <table:table-cell office:value-type="float" office:value="9594.6">
            <text:p>9594.6</text:p>
          </table:table-cell>
          <table:table-cell office:value-type="float" office:value="9739.8">
            <text:p>9739.8</text:p>
          </table:table-cell>
          <table:table-cell office:value-type="float" office:value="9928.3">
            <text:p>9928.3</text:p>
          </table:table-cell>
          <table:table-cell table:number-columns-repeated="24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4715">
            <text:p>14715</text:p>
          </table:table-cell>
          <table:table-cell office:value-type="float" office:value="8772.1">
            <text:p>8772.1</text:p>
          </table:table-cell>
          <table:table-cell office:value-type="float" office:value="9567.1">
            <text:p>9567.1</text:p>
          </table:table-cell>
          <table:table-cell office:value-type="float" office:value="9276.2">
            <text:p>9276.2</text:p>
          </table:table-cell>
          <table:table-cell office:value-type="float" office:value="19395">
            <text:p>19395</text:p>
          </table:table-cell>
          <table:table-cell office:value-type="float" office:value="8950.3">
            <text:p>8950.3</text:p>
          </table:table-cell>
          <table:table-cell office:value-type="float" office:value="10204">
            <text:p>10204</text:p>
          </table:table-cell>
          <table:table-cell office:value-type="float" office:value="9685">
            <text:p>9685</text:p>
          </table:table-cell>
          <table:table-cell table:number-columns-repeated="24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822">
            <text:p>12822</text:p>
          </table:table-cell>
          <table:table-cell office:value-type="float" office:value="9237.6">
            <text:p>9237.6</text:p>
          </table:table-cell>
          <table:table-cell office:value-type="float" office:value="9792.2">
            <text:p>9792.2</text:p>
          </table:table-cell>
          <table:table-cell office:value-type="float" office:value="9708.7">
            <text:p>9708.7</text:p>
          </table:table-cell>
          <table:table-cell office:value-type="float" office:value="16000">
            <text:p>16000</text:p>
          </table:table-cell>
          <table:table-cell office:value-type="float" office:value="9308.8">
            <text:p>9308.8</text:p>
          </table:table-cell>
          <table:table-cell office:value-type="float" office:value="10257">
            <text:p>10257</text:p>
          </table:table-cell>
          <table:table-cell office:value-type="float" office:value="10164">
            <text:p>10164</text:p>
          </table:table-cell>
          <table:table-cell table:number-columns-repeated="247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1089">
            <text:p>11089</text:p>
          </table:table-cell>
          <table:table-cell office:value-type="float" office:value="9124.1">
            <text:p>9124.1</text:p>
          </table:table-cell>
          <table:table-cell office:value-type="float" office:value="8842.5">
            <text:p>8842.5</text:p>
          </table:table-cell>
          <table:table-cell office:value-type="float" office:value="9477">
            <text:p>9477</text:p>
          </table:table-cell>
          <table:table-cell office:value-type="float" office:value="12665">
            <text:p>12665</text:p>
          </table:table-cell>
          <table:table-cell office:value-type="float" office:value="9038.9">
            <text:p>9038.9</text:p>
          </table:table-cell>
          <table:table-cell office:value-type="float" office:value="9290.5">
            <text:p>9290.5</text:p>
          </table:table-cell>
          <table:table-cell office:value-type="float" office:value="9723.6">
            <text:p>9723.6</text:p>
          </table:table-cell>
          <table:table-cell table:number-columns-repeated="247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835.4">
            <text:p>8835.4</text:p>
          </table:table-cell>
          <table:table-cell office:value-type="float" office:value="7751.6">
            <text:p>7751.6</text:p>
          </table:table-cell>
          <table:table-cell office:value-type="float" office:value="7409.9">
            <text:p>7409.9</text:p>
          </table:table-cell>
          <table:table-cell office:value-type="float" office:value="8106.9">
            <text:p>8106.9</text:p>
          </table:table-cell>
          <table:table-cell office:value-type="float" office:value="10336">
            <text:p>10336</text:p>
          </table:table-cell>
          <table:table-cell office:value-type="float" office:value="8216.3">
            <text:p>8216.3</text:p>
          </table:table-cell>
          <table:table-cell office:value-type="float" office:value="7690.5">
            <text:p>7690.5</text:p>
          </table:table-cell>
          <table:table-cell office:value-type="float" office:value="8681.8">
            <text:p>8681.8</text:p>
          </table:table-cell>
          <table:table-cell table:number-columns-repeated="24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473">
            <text:p>5473</text:p>
          </table:table-cell>
          <table:table-cell office:value-type="float" office:value="1834.2">
            <text:p>1834.2</text:p>
          </table:table-cell>
          <table:table-cell office:value-type="float" office:value="2920.3">
            <text:p>2920.3</text:p>
          </table:table-cell>
          <table:table-cell office:value-type="float" office:value="3128">
            <text:p>3128</text:p>
          </table:table-cell>
          <table:table-cell office:value-type="float" office:value="6747.3">
            <text:p>6747.3</text:p>
          </table:table-cell>
          <table:table-cell office:value-type="float" office:value="7030.6">
            <text:p>7030.6</text:p>
          </table:table-cell>
          <table:table-cell office:value-type="float" office:value="5216.4">
            <text:p>5216.4</text:p>
          </table:table-cell>
          <table:table-cell office:value-type="float" office:value="5645.7">
            <text:p>5645.7</text:p>
          </table:table-cell>
          <table:table-cell table:number-columns-repeated="247"/>
        </table:table-row>
        <table:table-row table:style-name="ro1">
          <table:table-cell>
            <draw:frame table:end-cell-address="Sheet1.H36" table:end-x="0.9154in" table:end-y="0.1126in" draw:z-index="0" svg:width="7.7524in" svg:height="3.8063in" svg:x="0.665in" svg:y="0.1417in">
              <draw:object draw:notify-on-update-of-ranges="Sheet1.A2:Sheet1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22">
          <table:table-cell table:number-columns-repeated="256"/>
        </table:table-row>
        <table:table-row table:style-name="ro1">
          <table:table-cell>
            <draw:frame table:end-cell-address="Sheet1.H60" table:end-x="0.8965in" table:end-y="0.0815in" draw:z-index="1" svg:width="7.7146in" svg:height="3.9386in" svg:x="0.6839in" svg:y="0.1524in">
              <draw:object draw:notify-on-update-of-ranges="Sheet1.A2:Sheet1.A13 Sheet1.F2:Sheet1.I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de" fo:country="DE" style:font-name-asian="Bitstream Vera Sans1" style:language-asian="en" style:country-asian="US" style:font-name-complex="Bitstream Vera Sans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12pt" fo:language="de" fo:country="DE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3/14/2013</text:date>, <text:time>12:3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Axel Schwenke</meta:initial-creator>
    <meta:creation-date>2013-03-14T12:19:26</meta:creation-date>
    <dc:creator>Axel Schwenke</dc:creator>
    <dc:date>2013-03-14T12:36:11</dc:date>
    <dc:language>de-DE</dc:language>
    <meta:editing-cycles>2</meta:editing-cycles>
    <meta:user-defined meta:name="Info 1"/>
    <meta:user-defined meta:name="Info 2"/>
    <meta:user-defined meta:name="Info 3"/>
    <meta:user-defined meta:name="Info 4"/>
    <meta:document-statistic meta:table-count="4" meta:cell-count="3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Bitstream Vera Sans'" style:font-family-generic="swiss" style:font-pitch="variable" fo:font-size="17.7999992370605pt" style:font-family-asian="'Bitstream Vera Sans'" style:font-family-generic-asian="system" style:font-pitch-asian="variable" style:font-size-asian="17.7999992370605pt" style:font-family-complex="'Bitstream Vera Sans'" style:font-family-generic-complex="system" style:font-pitch-complex="variable" style:font-size-complex="17.7999992370605pt"/>
    </style:style>
    <style:style style:name="ch3" style:family="chart">
      <style:graphic-properties draw:fill="none"/>
      <style:text-properties fo:font-family="'Bitstream Vera Sans'" style:font-family-generic="swiss" style:font-pitch="variable" fo:font-size="8.10000038146973pt" style:font-family-asian="'Bitstream Vera Sans'" style:font-family-generic-asian="system" style:font-pitch-asian="variable" style:font-size-asian="8.10000038146973pt" style:font-family-complex="'Bitstream Vera Sans'" style:font-family-generic-complex="system" style:font-pitch-complex="variable" style:font-size-complex="8.1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0000038146973pt" style:font-family-asian="'Bitstream Vera Sans'" style:font-family-generic-asian="system" style:font-pitch-asian="variable" style:font-size-asian="9.60000038146973pt" style:font-family-complex="'Bitstream Vera Sans'" style:font-family-generic-complex="system" style:font-pitch-complex="variable" style:font-size-complex="9.60000038146973pt"/>
    </style:style>
    <style:style style:name="ch6" style:family="chart">
      <style:chart-properties style:direction="ltr"/>
      <style:graphic-properties draw:stroke="none" draw:fill="none"/>
      <style:text-properties fo:font-family="'Bitstream Vera Sans'" style:font-family-generic="swiss" style:font-pitch="variable" fo:font-size="12.3999996185303pt" style:font-family-asian="'Bitstream Vera Sans'" style:font-family-generic-asian="system" style:font-pitch-asian="variable" style:font-size-asian="12.3999996185303pt" style:font-family-complex="'Bitstream Vera Sans'" style:font-family-generic-complex="system" style:font-pitch-complex="variable" style:font-size-complex="12.3999996185303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20000" chart:origin="0" chart:interval-major="2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'Bitstream Vera Sans'" style:font-family-generic="swiss" style:font-pitch="variable" fo:font-size="9.60000038146973pt" style:font-family-asian="'Bitstream Vera Sans'" style:font-family-generic-asian="system" style:font-pitch-asian="variable" style:font-size-asian="9.60000038146973pt" style:font-family-complex="'Bitstream Vera Sans'" style:font-family-generic-complex="system" style:font-pitch-complex="variable" style:font-size-complex="9.60000038146973pt"/>
    </style:style>
    <style:style style:name="ch8" style:family="chart">
      <style:graphic-properties draw:fill-color="#99284c"/>
      <style:text-properties fo:font-family="'Bitstream Vera Sans'" style:font-family-generic="swiss" style:font-pitch="variable" fo:font-size="8.10000038146973pt" style:font-family-asian="'Bitstream Vera Sans'" style:font-family-generic-asian="system" style:font-pitch-asian="variable" style:font-size-asian="8.10000038146973pt" style:font-family-complex="'Bitstream Vera Sans'" style:font-family-generic-complex="system" style:font-pitch-complex="variable" style:font-size-complex="8.10000038146973pt"/>
    </style:style>
    <style:style style:name="ch9" style:family="chart">
      <style:graphic-properties draw:fill-color="#ff6633"/>
      <style:text-properties fo:font-family="'Bitstream Vera Sans'" style:font-family-generic="swiss" style:font-pitch="variable" fo:font-size="8.10000038146973pt" style:font-family-asian="'Bitstream Vera Sans'" style:font-family-generic-asian="system" style:font-pitch-asian="variable" style:font-size-asian="8.10000038146973pt" style:font-family-complex="'Bitstream Vera Sans'" style:font-family-generic-complex="system" style:font-pitch-complex="variable" style:font-size-complex="8.10000038146973pt"/>
    </style:style>
    <style:style style:name="ch10" style:family="chart">
      <style:graphic-properties draw:fill-color="#e6ff00"/>
      <style:text-properties fo:font-family="'Bitstream Vera Sans'" style:font-family-generic="swiss" style:font-pitch="variable" fo:font-size="8.10000038146973pt" style:font-family-asian="'Bitstream Vera Sans'" style:font-family-generic-asian="system" style:font-pitch-asian="variable" style:font-size-asian="8.10000038146973pt" style:font-family-complex="'Bitstream Vera Sans'" style:font-family-generic-complex="system" style:font-pitch-complex="variable" style:font-size-complex="8.10000038146973pt"/>
    </style:style>
    <style:style style:name="ch11" style:family="chart">
      <style:graphic-properties draw:fill-color="#00ae00"/>
      <style:text-properties fo:font-family="'Bitstream Vera Sans'" style:font-family-generic="swiss" style:font-pitch="variable" fo:font-size="8.10000038146973pt" style:font-family-asian="'Bitstream Vera Sans'" style:font-family-generic-asian="system" style:font-pitch-asian="variable" style:font-size-asian="8.10000038146973pt" style:font-family-complex="'Bitstream Vera Sans'" style:font-family-generic-complex="system" style:font-pitch-complex="variable" style:font-size-complex="8.10000038146973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9.692cm" svg:height="9.669cm" chart:class="chart:bar" chart:style-name="ch1">
        <chart:title svg:x="2.673cm" svg:y="0.192cm" chart:style-name="ch2">
          <text:p>OLTP ro (single table, 10M rows, glibc malloc)</text:p>
        </chart:title>
        <chart:legend chart:legend-position="end" svg:x="16.514cm" svg:y="3.937cm" chart:style-name="ch3"/>
        <chart:plot-area chart:style-name="ch4" table:cell-range-address="Sheet1.$A$2:.$E$13" chart:data-source-has-labels="both" chart:table-number-list="1" svg:x="0.392cm" svg:y="1.304cm" svg:width="15.339cm" svg:height="8.173cm">
          <chart:axis chart:dimension="x" chart:name="primary-x" chart:style-name="ch5">
            <chart:title svg:x="8.372cm" svg:y="8.966cm" chart:style-name="ch6">
              <text:p>Thread</text:p>
            </chart:title>
            <chart:categories table:cell-range-address="local-table.A2:.A12"/>
          </chart:axis>
          <chart:axis chart:dimension="y" chart:name="primary-y" chart:style-name="ch7">
            <chart:title svg:x="0.392cm" svg:y="5.051cm" chart:style-name="ch6">
              <text:p>tps</text:p>
            </chart:title>
            <chart:grid chart:class="major"/>
          </chart:axis>
          <chart:series chart:style-name="ch8">
            <chart:data-point chart:repeated="11"/>
          </chart:series>
          <chart:series chart:style-name="ch9">
            <chart:data-point chart:repeated="11"/>
          </chart:series>
          <chart:series chart:style-name="ch10">
            <chart:data-point chart:repeated="11"/>
          </chart:series>
          <chart:series chart:style-name="ch11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SQL-5.6.10</text:p>
              </table:table-cell>
              <table:table-cell office:value-type="string">
                <text:p>MariaDB-10.0.1</text:p>
              </table:table-cell>
              <table:table-cell office:value-type="string">
                <text:p>MySQL-5.5.30</text:p>
              </table:table-cell>
              <table:table-cell office:value-type="string">
                <text:p>MariaDB-5.5.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9.25">
                <text:p>609.25</text:p>
              </table:table-cell>
              <table:table-cell office:value-type="float" office:value="677.13">
                <text:p>677.13</text:p>
              </table:table-cell>
              <table:table-cell office:value-type="float" office:value="665.87">
                <text:p>665.87</text:p>
              </table:table-cell>
              <table:table-cell office:value-type="float" office:value="690.82">
                <text:p>690.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1.6">
                <text:p>1341.6</text:p>
              </table:table-cell>
              <table:table-cell office:value-type="float" office:value="1378.4">
                <text:p>1378.4</text:p>
              </table:table-cell>
              <table:table-cell office:value-type="float" office:value="1415.2">
                <text:p>1415.2</text:p>
              </table:table-cell>
              <table:table-cell office:value-type="float" office:value="1415.6">
                <text:p>141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69.3">
                <text:p>2469.3</text:p>
              </table:table-cell>
              <table:table-cell office:value-type="float" office:value="2539.7">
                <text:p>2539.7</text:p>
              </table:table-cell>
              <table:table-cell office:value-type="float" office:value="2601.5">
                <text:p>2601.5</text:p>
              </table:table-cell>
              <table:table-cell office:value-type="float" office:value="2686.7">
                <text:p>268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96.4">
                <text:p>4696.4</text:p>
              </table:table-cell>
              <table:table-cell office:value-type="float" office:value="4792.5">
                <text:p>4792.5</text:p>
              </table:table-cell>
              <table:table-cell office:value-type="float" office:value="4823.4">
                <text:p>4823.4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52.6">
                <text:p>8552.6</text:p>
              </table:table-cell>
              <table:table-cell office:value-type="float" office:value="7780.9">
                <text:p>7780.9</text:p>
              </table:table-cell>
              <table:table-cell office:value-type="float" office:value="7656.7">
                <text:p>7656.7</text:p>
              </table:table-cell>
              <table:table-cell office:value-type="float" office:value="7717.8">
                <text:p>7717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79">
                <text:p>14179</text:p>
              </table:table-cell>
              <table:table-cell office:value-type="float" office:value="9401.1">
                <text:p>9401.1</text:p>
              </table:table-cell>
              <table:table-cell office:value-type="float" office:value="9445.4">
                <text:p>9445.4</text:p>
              </table:table-cell>
              <table:table-cell office:value-type="float" office:value="9642">
                <text:p>96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15">
                <text:p>14715</text:p>
              </table:table-cell>
              <table:table-cell office:value-type="float" office:value="8772.1">
                <text:p>8772.1</text:p>
              </table:table-cell>
              <table:table-cell office:value-type="float" office:value="9567.1">
                <text:p>9567.1</text:p>
              </table:table-cell>
              <table:table-cell office:value-type="float" office:value="9276.2">
                <text:p>9276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22">
                <text:p>12822</text:p>
              </table:table-cell>
              <table:table-cell office:value-type="float" office:value="9237.6">
                <text:p>9237.6</text:p>
              </table:table-cell>
              <table:table-cell office:value-type="float" office:value="9792.2">
                <text:p>9792.2</text:p>
              </table:table-cell>
              <table:table-cell office:value-type="float" office:value="9708.7">
                <text:p>9708.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089">
                <text:p>11089</text:p>
              </table:table-cell>
              <table:table-cell office:value-type="float" office:value="9124.1">
                <text:p>9124.1</text:p>
              </table:table-cell>
              <table:table-cell office:value-type="float" office:value="8842.5">
                <text:p>8842.5</text:p>
              </table:table-cell>
              <table:table-cell office:value-type="float" office:value="9477">
                <text:p>94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835.4">
                <text:p>8835.4</text:p>
              </table:table-cell>
              <table:table-cell office:value-type="float" office:value="7751.6">
                <text:p>7751.6</text:p>
              </table:table-cell>
              <table:table-cell office:value-type="float" office:value="7409.9">
                <text:p>7409.9</text:p>
              </table:table-cell>
              <table:table-cell office:value-type="float" office:value="8106.9">
                <text:p>8106.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473">
                <text:p>5473</text:p>
              </table:table-cell>
              <table:table-cell office:value-type="float" office:value="1834.2">
                <text:p>1834.2</text:p>
              </table:table-cell>
              <table:table-cell office:value-type="float" office:value="2920.3">
                <text:p>2920.3</text:p>
              </table:table-cell>
              <table:table-cell office:value-type="float" office:value="3128">
                <text:p>312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Bitstream Vera Sans'" style:font-family-generic="swiss" style:font-pitch="variable" fo:font-size="18.6000003814697pt" style:font-family-asian="'Bitstream Vera Sans'" style:font-family-generic-asian="system" style:font-pitch-asian="variable" style:font-size-asian="18.6000003814697pt" style:font-family-complex="'Bitstream Vera Sans'" style:font-family-generic-complex="system" style:font-pitch-complex="variable" style:font-size-complex="18.6000003814697pt"/>
    </style:style>
    <style:style style:name="ch3" style:family="chart">
      <style:graphic-properties draw:fill="none"/>
      <style:text-properties fo:font-family="'Bitstream Vera Sans'" style:font-family-generic="swiss" style:font-pitch="variable" fo:font-size="8.60000038146973pt" style:font-family-asian="'Bitstream Vera Sans'" style:font-family-generic-asian="system" style:font-pitch-asian="variable" style:font-size-asian="8.60000038146973pt" style:font-family-complex="'Bitstream Vera Sans'" style:font-family-generic-complex="system" style:font-pitch-complex="variable" style:font-size-complex="8.6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pt" style:font-family-asian="'Bitstream Vera Sans'" style:font-family-generic-asian="system" style:font-pitch-asian="variable" style:font-size-asian="10pt" style:font-family-complex="'Bitstream Vera Sans'" style:font-family-generic-complex="system" style:font-pitch-complex="variable" style:font-size-complex="10pt"/>
    </style:style>
    <style:style style:name="ch6" style:family="chart">
      <style:chart-properties style:direction="ltr"/>
      <style:graphic-properties draw:stroke="none" draw:fill="none"/>
      <style:text-properties fo:font-family="'Bitstream Vera Sans'" style:font-family-generic="swiss" style:font-pitch="variable" fo:font-size="12.8999996185303pt" style:font-family-asian="'Bitstream Vera Sans'" style:font-family-generic-asian="system" style:font-pitch-asian="variable" style:font-size-asian="12.8999996185303pt" style:font-family-complex="'Bitstream Vera Sans'" style:font-family-generic-complex="system" style:font-pitch-complex="variable" style:font-size-complex="12.8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pt" style:font-family-asian="'Bitstream Vera Sans'" style:font-family-generic-asian="system" style:font-pitch-asian="variable" style:font-size-asian="10pt" style:font-family-complex="'Bitstream Vera Sans'" style:font-family-generic-complex="system" style:font-pitch-complex="variable" style:font-size-complex="10pt"/>
    </style:style>
    <style:style style:name="ch8" style:family="chart">
      <style:graphic-properties draw:fill-color="#99284c"/>
      <style:text-properties fo:font-family="'Bitstream Vera Sans'" style:font-family-generic="swiss" style:font-pitch="variable" fo:font-size="8.60000038146973pt" style:font-family-asian="'Bitstream Vera Sans'" style:font-family-generic-asian="system" style:font-pitch-asian="variable" style:font-size-asian="8.60000038146973pt" style:font-family-complex="'Bitstream Vera Sans'" style:font-family-generic-complex="system" style:font-pitch-complex="variable" style:font-size-complex="8.60000038146973pt"/>
    </style:style>
    <style:style style:name="ch9" style:family="chart">
      <style:graphic-properties draw:fill-color="#ff6633"/>
      <style:text-properties fo:font-family="'Bitstream Vera Sans'" style:font-family-generic="swiss" style:font-pitch="variable" fo:font-size="8.60000038146973pt" style:font-family-asian="'Bitstream Vera Sans'" style:font-family-generic-asian="system" style:font-pitch-asian="variable" style:font-size-asian="8.60000038146973pt" style:font-family-complex="'Bitstream Vera Sans'" style:font-family-generic-complex="system" style:font-pitch-complex="variable" style:font-size-complex="8.60000038146973pt"/>
    </style:style>
    <style:style style:name="ch10" style:family="chart">
      <style:graphic-properties draw:fill-color="#e6ff00"/>
      <style:text-properties fo:font-family="'Bitstream Vera Sans'" style:font-family-generic="swiss" style:font-pitch="variable" fo:font-size="8.60000038146973pt" style:font-family-asian="'Bitstream Vera Sans'" style:font-family-generic-asian="system" style:font-pitch-asian="variable" style:font-size-asian="8.60000038146973pt" style:font-family-complex="'Bitstream Vera Sans'" style:font-family-generic-complex="system" style:font-pitch-complex="variable" style:font-size-complex="8.60000038146973pt"/>
    </style:style>
    <style:style style:name="ch11" style:family="chart">
      <style:graphic-properties draw:fill-color="#00ae00"/>
      <style:text-properties fo:font-family="'Bitstream Vera Sans'" style:font-family-generic="swiss" style:font-pitch="variable" fo:font-size="8.60000038146973pt" style:font-family-asian="'Bitstream Vera Sans'" style:font-family-generic-asian="system" style:font-pitch-asian="variable" style:font-size-asian="8.60000038146973pt" style:font-family-complex="'Bitstream Vera Sans'" style:font-family-generic-complex="system" style:font-pitch-complex="variable" style:font-size-complex="8.60000038146973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9.596cm" svg:height="10.005cm" chart:class="chart:bar" chart:style-name="ch1">
        <chart:title svg:x="2.867cm" svg:y="0.2cm" chart:style-name="ch2">
          <text:p>OLTP ro (single table, 10M rows, tcmalloc)</text:p>
        </chart:title>
        <chart:legend chart:legend-position="end" svg:x="16.282cm" svg:y="4.038cm" chart:style-name="ch3"/>
        <chart:plot-area chart:style-name="ch4" table:cell-range-address="Sheet1.$A$2:.$A$13 Sheet1.$F$2:.$I$13" chart:data-source-has-labels="both" chart:table-number-list="1 1" svg:x="0.39cm" svg:y="1.362cm" svg:width="15.113cm" svg:height="8.443cm">
          <chart:axis chart:dimension="x" chart:name="primary-x" chart:style-name="ch5">
            <chart:title svg:x="8.122cm" svg:y="9.277cm" chart:style-name="ch6">
              <text:p>Threads</text:p>
            </chart:title>
            <chart:categories table:cell-range-address="local-table.A2:.A12"/>
          </chart:axis>
          <chart:axis chart:dimension="y" chart:name="primary-y" chart:style-name="ch7">
            <chart:title svg:x="0.39cm" svg:y="5.243cm" chart:style-name="ch6">
              <text:p>tps</text:p>
            </chart:title>
            <chart:grid chart:class="major"/>
          </chart:axis>
          <chart:series chart:style-name="ch8">
            <chart:data-point chart:repeated="11"/>
          </chart:series>
          <chart:series chart:style-name="ch9">
            <chart:data-point chart:repeated="11"/>
          </chart:series>
          <chart:series chart:style-name="ch10">
            <chart:data-point chart:repeated="11"/>
          </chart:series>
          <chart:series chart:style-name="ch11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SQL-5.6.10</text:p>
              </table:table-cell>
              <table:table-cell office:value-type="string">
                <text:p>MariaDB-10.0.1</text:p>
              </table:table-cell>
              <table:table-cell office:value-type="string">
                <text:p>MySQL-5.5.30</text:p>
              </table:table-cell>
              <table:table-cell office:value-type="string">
                <text:p>MariaDB-5.5.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4.9">
                <text:p>624.9</text:p>
              </table:table-cell>
              <table:table-cell office:value-type="float" office:value="694.39">
                <text:p>694.39</text:p>
              </table:table-cell>
              <table:table-cell office:value-type="float" office:value="687.59">
                <text:p>687.59</text:p>
              </table:table-cell>
              <table:table-cell office:value-type="float" office:value="712.57">
                <text:p>712.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4.9">
                <text:p>1354.9</text:p>
              </table:table-cell>
              <table:table-cell office:value-type="float" office:value="1414.2">
                <text:p>1414.2</text:p>
              </table:table-cell>
              <table:table-cell office:value-type="float" office:value="1468.3">
                <text:p>1468.3</text:p>
              </table:table-cell>
              <table:table-cell office:value-type="float" office:value="1477.9">
                <text:p>1477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9.7">
                <text:p>2599.7</text:p>
              </table:table-cell>
              <table:table-cell office:value-type="float" office:value="2680.5">
                <text:p>2680.5</text:p>
              </table:table-cell>
              <table:table-cell office:value-type="float" office:value="2696.4">
                <text:p>2696.4</text:p>
              </table:table-cell>
              <table:table-cell office:value-type="float" office:value="2891.7">
                <text:p>289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14.2">
                <text:p>5014.2</text:p>
              </table:table-cell>
              <table:table-cell office:value-type="float" office:value="5025.6">
                <text:p>5025.6</text:p>
              </table:table-cell>
              <table:table-cell office:value-type="float" office:value="4999.4">
                <text:p>4999.4</text:p>
              </table:table-cell>
              <table:table-cell office:value-type="float" office:value="5154.7">
                <text:p>5154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08.1">
                <text:p>9208.1</text:p>
              </table:table-cell>
              <table:table-cell office:value-type="float" office:value="7945.6">
                <text:p>7945.6</text:p>
              </table:table-cell>
              <table:table-cell office:value-type="float" office:value="8039.1">
                <text:p>8039.1</text:p>
              </table:table-cell>
              <table:table-cell office:value-type="float" office:value="8091.3">
                <text:p>8091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17">
                <text:p>15717</text:p>
              </table:table-cell>
              <table:table-cell office:value-type="float" office:value="9594.6">
                <text:p>9594.6</text:p>
              </table:table-cell>
              <table:table-cell office:value-type="float" office:value="9739.8">
                <text:p>9739.8</text:p>
              </table:table-cell>
              <table:table-cell office:value-type="float" office:value="9928.3">
                <text:p>9928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95">
                <text:p>19395</text:p>
              </table:table-cell>
              <table:table-cell office:value-type="float" office:value="8950.3">
                <text:p>8950.3</text:p>
              </table:table-cell>
              <table:table-cell office:value-type="float" office:value="10204">
                <text:p>10204</text:p>
              </table:table-cell>
              <table:table-cell office:value-type="float" office:value="9685">
                <text:p>96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000">
                <text:p>16000</text:p>
              </table:table-cell>
              <table:table-cell office:value-type="float" office:value="9308.8">
                <text:p>9308.8</text:p>
              </table:table-cell>
              <table:table-cell office:value-type="float" office:value="10257">
                <text:p>10257</text:p>
              </table:table-cell>
              <table:table-cell office:value-type="float" office:value="10164">
                <text:p>101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665">
                <text:p>12665</text:p>
              </table:table-cell>
              <table:table-cell office:value-type="float" office:value="9038.9">
                <text:p>9038.9</text:p>
              </table:table-cell>
              <table:table-cell office:value-type="float" office:value="9290.5">
                <text:p>9290.5</text:p>
              </table:table-cell>
              <table:table-cell office:value-type="float" office:value="9723.6">
                <text:p>9723.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336">
                <text:p>10336</text:p>
              </table:table-cell>
              <table:table-cell office:value-type="float" office:value="8216.3">
                <text:p>8216.3</text:p>
              </table:table-cell>
              <table:table-cell office:value-type="float" office:value="7690.5">
                <text:p>7690.5</text:p>
              </table:table-cell>
              <table:table-cell office:value-type="float" office:value="8681.8">
                <text:p>8681.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747.3">
                <text:p>6747.3</text:p>
              </table:table-cell>
              <table:table-cell office:value-type="float" office:value="7030.6">
                <text:p>7030.6</text:p>
              </table:table-cell>
              <table:table-cell office:value-type="float" office:value="5216.4">
                <text:p>5216.4</text:p>
              </table:table-cell>
              <table:table-cell office:value-type="float" office:value="5645.7">
                <text:p>5645.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